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hat is That So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y: Victor Weinert, Alex McDaniel &amp; Ean Rodrigez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ailwind CSS Framework &amp; jQuery </text:p>
              </text:list-item>
              <text:list-item>
                <text:p>Victor Weinert – Project Management &amp; javascript</text:p>
              </text:list-item>
              <text:list-item>
                <text:p>Alex McDaneil – HTML/CSS</text:p>
              </text:list-item>
              <text:list-item>
                <text:p>Ean Rodriguez – Mobile Responsiveness, UI/UX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earning a new CSS framework</text:p>
              </text:list-item>
              <text:list-item>
                <text:p>Working with different APIs</text:p>
              </text:list-item>
              <text:list-item>
                <text:p>Working with each others schedu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rections for Future Develop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urther polishing UI</text:p>
              </text:list-item>
              <text:list-item>
                <text:p>Utilizing more APIs to find lyrics &amp; metadata if not found at lastFM</text:p>
              </text:list-item>
              <text:list-item>
                <text:p>Search for a phrase out of the so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ive https://vw0389.github.io/what-is-that-song/</text:p>
              </text:list-item>
              <text:list-item>
                <text:p>Repo https://github.com/vw0389/what-is-that-so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3:54.932808668</meta:creation-date>
    <dc:date>2021-10-09T17:43:31.744591765</dc:date>
    <meta:editing-duration>PT9M26S</meta:editing-duration>
    <meta:editing-cycles>1</meta:editing-cycles>
    <meta:document-statistic meta:object-count="53"/>
    <meta:generator>LibreOffice/7.1.6.2$Linux_X86_64 LibreOffice_project/10$Build-2</meta:generator>
  </office:meta>
</office:document-meta>
</file>